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background-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2" text:outline-level="2">Pronto Switch <text:s/>with Indigo Firmware Test Results </text:h>
      <text:p text:style-name="Standard">Ed Balas</text:p>
      <text:p text:style-name="Standard">Dan Doyle</text:p>
      <text:p text:style-name="Standard">Luke Fowler</text:p>
      <text:p text:style-name="Standard">Camilo Viecco</text:p>
      <text:p text:style-name="Standard"/>
      <text:h text:style-name="Heading_20_3" text:outline-level="3">Introduction</text:h>
      <text:p text:style-name="Standard">This document is contains the results of the testing done at the GlobalNOC of the Pronto switch 3780 running with the Indigo Firmware Version 04.2011. The test hardware included a Dell 1950 with two 10GB network cards and another Dell system with a <text:s/>single 10GB ethernet card. All backplane connections were direct (no intermediary devices) using multimode fiber.</text:p>
      <text:p text:style-name="Standard"/>
      <text:h text:style-name="Heading_20_3" text:outline-level="3">Test results</text:h>
      <text:p text:style-name="Standard"/>
      <text:list xml:id="list384171818" text:style-name="L1">
        <text:list-item>
          <text:p text:style-name="P1">Ssh access:</text:p>
          <text:p text:style-name="P1">Yes<text:tab/><text:tab/><text:tab/><text:tab/><text:tab/></text:p>
        </text:list-item>
        <text:list-item>
          <text:p text:style-name="P1">Core OS:</text:p>
          <text:p text:style-name="P1">Linux 2.6.27, ppc, busybox</text:p>
        </text:list-item>
        <text:list-item>
          <text:p text:style-name="P1">Does the switch talk openflow?</text:p>
          <text:p text:style-name="P1">Yes</text:p>
        </text:list-item>
        <text:list-item>
          <text:p text:style-name="P1">Can it talk openflow+ssl?</text:p>
          <text:p text:style-name="P2">No</text:p>
        </text:list-item>
        <text:list-item>
          <text:p text:style-name="P1">Works with contoller as learning switch?</text:p>
          <text:p text:style-name="P1">Yes (tested with NOX).</text:p>
        </text:list-item>
        <text:list-item>
          <text:p text:style-name="P1">Can you setup a backup/multiple controllers?</text:p>
          <text:p text:style-name="P2">No</text:p>
        </text:list-item>
        <text:list-item>
          <text:p text:style-name="P1">Receives openflow messages?</text:p>
          <text:p text:style-name="P1">Yes.</text:p>
          <text:list>
            <text:list-item>
              <text:p text:style-name="P1">Features</text:p>
              <text:p text:style-name="P1">Yes</text:p>
            </text:list-item>
            <text:list-item>
              <text:p text:style-name="P1">flow-mod</text:p>
              <text:p text:style-name="P1">Yes</text:p>
            </text:list-item>
            <text:list-item>
              <text:p text:style-name="P1">send-packet</text:p>
              <text:p text:style-name="P1">Yes</text:p>
            </text:list-item>
            <text:list-item>
              <text:p text:style-name="P1">read-state</text:p>
              <text:p text:style-name="P1">Yes</text:p>
            </text:list-item>
            <text:list-item>
              <text:p text:style-name="P1">barrier</text:p>
              <text:p text:style-name="P1">(unknown).</text:p>
            </text:list-item>
          </text:list>
        </text:list-item>
        <text:list-item>
          <text:p text:style-name="P1">Flow mods behave as expected?</text:p>
          <text:list>
            <text:list-item>
              <text:p text:style-name="P1">Test with pings</text:p>
              <text:p text:style-name="P1">Yes</text:p>
            </text:list-item>
            <text:list-item>
              <text:p text:style-name="P1">test with iperf?</text:p>
              <text:p text:style-name="P1">Yes</text:p>
            </text:list-item>
          </text:list>
        </text:list-item>
        <text:list-item>
          <text:p text:style-name="P1"><text:soft-page-break/>Jumbo Frames size?</text:p>
          <text:p text:style-name="P1">Tested up to 9000 bytes</text:p>
        </text:list-item>
        <text:list-item>
          <text:p text:style-name="P1">SNMP access?</text:p>
          <text:p text:style-name="P2">No and is a known issue.</text:p>
        </text:list-item>
        <text:list-item>
          <text:p text:style-name="P1">Has QoS? </text:p>
          <text:p text:style-name="P1">No direct support</text:p>
          <text:list>
            <text:list-item>
              <text:p text:style-name="P1">Can we enable it?</text:p>
              <text:p text:style-name="P1">Working with the vendor.</text:p>
            </text:list-item>
            <text:list-item>
              <text:p text:style-name="P1">Does it interace well with openflow.</text:p>
              <text:p text:style-name="P1">Working with Vendor</text:p>
            </text:list-item>
          </text:list>
        </text:list-item>
        <text:list-item>
          <text:p text:style-name="P1">Has QnQ support?</text:p>
          <text:p text:style-name="P2">No</text:p>
          <text:list>
            <text:list-item>
              <text:p text:style-name="P1">Does it work on openflow ports?</text:p>
              <text:p text:style-name="P1">No</text:p>
            </text:list-item>
          </text:list>
        </text:list-item>
        <text:list-item>
          <text:p text:style-name="P1">Is it sending events?</text:p>
          <text:list>
            <text:list-item>
              <text:p text:style-name="P1">Port status</text:p>
              <text:p text:style-name="P1">Yes</text:p>
            </text:list-item>
            <text:list-item>
              <text:p text:style-name="P1">Packet-in</text:p>
              <text:p text:style-name="P1">Yes</text:p>
            </text:list-item>
            <text:list-item>
              <text:p text:style-name="P1">Flow-removed</text:p>
              <text:p text:style-name="P1">Yes</text:p>
            </text:list-item>
          </text:list>
        </text:list-item>
        <text:list-item>
          <text:p text:style-name="P1">Performance effect of consulting the openflow tables</text:p>
          <text:list>
            <text:list-item>
              <text:p text:style-name="P1">per table</text:p>
              <text:p text:style-name="P1">No significant degradation</text:p>
            </text:list-item>
            <text:list-item>
              <text:p text:style-name="P1">per flow</text:p>
              <text:p text:style-name="P1">No significant degradation</text:p>
            </text:list-item>
            <text:list-item>
              <text:p text:style-name="P1">per port</text:p>
              <text:p text:style-name="P1">No significant degradation</text:p>
            </text:list-item>
            <text:list-item>
              <text:p text:style-name="P1">per queue</text:p>
              <text:p text:style-name="P1">No significant degradation.</text:p>
            </text:list-item>
          </text:list>
        </text:list-item>
        <text:list-item>
          <text:p text:style-name="P1">Throughput performance testing ().</text:p>
          <text:p text:style-name="P1">10 GB capacity tested (9.45Gbps on iperf).</text:p>
        </text:list-item>
        <text:list-item>
          <text:p text:style-name="P1">Vlan <text:s/>rules functionality?</text:p>
          <text:p text:style-name="P1">Yes</text:p>
          <text:list>
            <text:list-item>
              <text:p text:style-name="P1">more than 256?</text:p>
              <text:p text:style-name="P1">Yes</text:p>
            </text:list-item>
            <text:list-item>
              <text:p text:style-name="P1">More than 1000?</text:p>
              <text:p text:style-name="P2">No</text:p>
            </text:list-item>
          </text:list>
        </text:list-item>
        <text:list-item>
          <text:p text:style-name="P1">Vlan translation?</text:p>
          <text:p text:style-name="P1">Yes</text:p>
          <text:list>
            <text:list-item>
              <text:p text:style-name="P1">For 400 vlans</text:p>
              <text:p text:style-name="P2">No</text:p>
            </text:list-item>
            <text:list-item>
              <text:p text:style-name="P1">For 2000 vlans?</text:p>
              <text:p text:style-name="P2">No</text:p>
            </text:list-item>
          </text:list>
        </text:list-item>
      </text:list>
      <text:p text:style-name="Standard"/>
      <text:h text:style-name="Heading_20_3" text:outline-level="3">Other Issues.</text:h>
      <text:p text:style-name="Standard">Given some comments from the vendor we tested the effect of multiple vlan and vlan translations on <text:soft-page-break/>the device. We discovered that vlan translation only work correctly for the first vlan translation pair inserted on the device. We are working with the vendor to resolve this issue as this behavior is not what we were expecting.</text:p>
      <text:p text:style-name="Standard"/>
      <text:p text:style-name="Standard">Also, the speed at which rules are inserted seem to have an effect on the ability of the firmware to accept new flow-mods. Trying to insert more than 400 rules at the device made the firmware/device to drop some of the insertions. Adding a 50ms delay between inserts allowed us to insert up to 800 rules on the device without rule drops. </text:p>
      <text:p text:style-name="Standard"/>
      <text:p text:style-name="Standard">The switch is documented as having hot-swappable power suppl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22T14:20:45</meta:creation-date>
    <dc:date>2011-08-05T16:51:07</dc:date>
    <meta:editing-duration>P1DT16M16S</meta:editing-duration>
    <meta:editing-cycles>4</meta:editing-cycles>
    <meta:generator>LibreOffice/3.3$Unix LibreOffice_project/330m19$Build-202</meta:generator>
    <dc:creator>Camilo Viecco</dc:creator>
    <meta:document-statistic meta:table-count="0" meta:image-count="0" meta:object-count="0" meta:page-count="3" meta:paragraph-count="85" meta:word-count="428" meta:character-count="2381"/>
  </office:meta>
</office:document-meta>
</file>